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E900000129D89EFC9E.svm" manifest:media-type=""/>
  <manifest:file-entry manifest:full-path="Pictures/200000010000034E000000E5D8367438.svm" manifest:media-type=""/>
  <manifest:file-entry manifest:full-path="Pictures/2000000100000196000000D88048B7F8.svm" manifest:media-type=""/>
  <manifest:file-entry manifest:full-path="Pictures/20000001000001C500000142898873D0.svm" manifest:media-type=""/>
  <manifest:file-entry manifest:full-path="Pictures/200000010000018A000000D8A4D10E32.svm" manifest:media-type=""/>
  <manifest:file-entry manifest:full-path="Pictures/2000000100000103000000F210DD7C79.svm" manifest:media-type="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20000021A000000634E40F236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39cm" svg:height="2.031cm" svg:x="1.036cm" svg:y="0.892cm">
          <draw:image xlink:href="Pictures/200000020000021A000000634E40F236.eps" xlink:type="simple" xlink:show="embed" xlink:actuate="onLoad">
            <text:p/>
          </draw:image>
        </draw:frame>
        <draw:frame draw:style-name="gr2" draw:text-style-name="P2" draw:layer="layout" svg:width="0.748cm" svg:height="0.729cm" svg:x="8.928cm" svg:y="0.92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8.981cm" svg:y="1.747cm">
          <draw:text-box>
            <text:p><text:span text:style-name="T1">-</text:span></text:p>
          </draw:text-box>
        </draw:frame>
        <draw:line draw:style-name="gr3" draw:text-style-name="P1" draw:layer="layout" svg:x1="2.463cm" svg:y1="1.614cm" svg:x2="2.463cm" svg:y2="2.072cm">
          <text:p/>
        </draw:line>
        <draw:frame draw:style-name="gr2" draw:text-style-name="P4" draw:layer="layout" svg:width="0.869cm" svg:height="0.916cm" svg:x="11.754cm" svg:y="2.516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0.358cm" svg:y="2.572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304cm" svg:height="0.289cm" svg:x="0.803cm" svg:y="0.894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5.509cm" svg:y="0.883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3.105cm" svg:y="3.00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472cm" svg:height="0.258cm" svg:x="1.381cm" svg:y="1.714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542cm" svg:height="0.385cm" svg:x="4.906cm" svg:y="1.651cm">
          <draw:image xlink:href="Pictures/20000001000001C500000142898873D0.svm" xlink:type="simple" xlink:show="embed" xlink:actuate="onLoad">
            <text:p/>
          </draw:image>
        </draw:frame>
        <draw:frame draw:style-name="gr4" draw:text-style-name="P1" draw:layer="layout" svg:width="0.304cm" svg:height="0.289cm" svg:x="7.223cm" svg:y="0.894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11.987cm" svg:y="0.883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9.637cm" svg:y="3.00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472cm" svg:height="0.258cm" svg:x="7.909cm" svg:y="1.668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86cm" svg:height="0.258cm" svg:x="9.059cm" svg:y="1.668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1.014cm" svg:height="0.274cm" svg:x="11.432cm" svg:y="1.66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278cm" svg:height="0.355cm" svg:x="2.584cm" svg:y="1.666cm">
          <draw:image xlink:href="Pictures/20000001000000E900000129D89EFC9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8:24.590588145</dc:date>
    <meta:editing-duration>PT18M13S</meta:editing-duration>
    <meta:editing-cycles>4</meta:editing-cycles>
    <meta:generator>LibreOffice/4.2.8.2$Linux_x86 LibreOffice_project/420m0$Build-2</meta:generator>
    <meta:document-statistic meta:object-count="18"/>
  </office:meta>
</office:document-meta>
</file>